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1.230072498" calcext:value-type="float">
            <text:p>1,230072498</text:p>
          </table:table-cell>
          <table:table-cell office:value-type="float" office:value="0.5478731394" calcext:value-type="float">
            <text:p>0,5478731394</text:p>
          </table:table-cell>
          <table:table-cell office:value-type="float" office:value="0.004499810748" calcext:value-type="float">
            <text:p>0,0044998107</text:p>
          </table:table-cell>
          <table:table-cell office:value-type="float" office:value="0.0001105216652" calcext:value-type="float">
            <text:p>0,000110521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006" calcext:value-type="float">
            <text:p>33006</text:p>
          </table:table-cell>
          <table:table-cell office:value-type="float" office:value="1.172412157" calcext:value-type="float">
            <text:p>1,172412157</text:p>
          </table:table-cell>
          <table:table-cell office:value-type="float" office:value="0.5783983469" calcext:value-type="float">
            <text:p>0,5783983469</text:p>
          </table:table-cell>
          <table:table-cell office:value-type="float" office:value="0.001508670975" calcext:value-type="float">
            <text:p>0,001508671</text:p>
          </table:table-cell>
          <table:table-cell table:style-name="ce1" office:value-type="float" office:value="0.00006221323565" calcext:value-type="float">
            <text:p>6,22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229" calcext:value-type="float">
            <text:p>33229</text:p>
          </table:table-cell>
          <table:table-cell office:value-type="float" office:value="1.265151262" calcext:value-type="float">
            <text:p>1,265151262</text:p>
          </table:table-cell>
          <table:table-cell office:value-type="float" office:value="0.5494321585" calcext:value-type="float">
            <text:p>0,5494321585</text:p>
          </table:table-cell>
          <table:table-cell office:value-type="float" office:value="0.001544735511" calcext:value-type="float">
            <text:p>0,0015447355</text:p>
          </table:table-cell>
          <table:table-cell table:style-name="ce1" office:value-type="float" office:value="0.0000617894184" calcext:value-type="float">
            <text:p>6,18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496" calcext:value-type="float">
            <text:p>33496</text:p>
          </table:table-cell>
          <table:table-cell office:value-type="float" office:value="1.156933665" calcext:value-type="float">
            <text:p>1,156933665</text:p>
          </table:table-cell>
          <table:table-cell office:value-type="float" office:value="0.5765967369" calcext:value-type="float">
            <text:p>0,5765967369</text:p>
          </table:table-cell>
          <table:table-cell office:value-type="float" office:value="0.001256435411" calcext:value-type="float">
            <text:p>0,0012564354</text:p>
          </table:table-cell>
          <table:table-cell table:style-name="ce1" office:value-type="float" office:value="0.0000306447655" calcext:value-type="float">
            <text:p>3,06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749" calcext:value-type="float">
            <text:p>33749</text:p>
          </table:table-cell>
          <table:table-cell office:value-type="float" office:value="1.334836483" calcext:value-type="float">
            <text:p>1,334836483</text:p>
          </table:table-cell>
          <table:table-cell office:value-type="float" office:value="0.5876974463" calcext:value-type="float">
            <text:p>0,5876974463</text:p>
          </table:table-cell>
          <table:table-cell office:value-type="float" office:value="0.000957956363" calcext:value-type="float">
            <text:p>0,0009579564</text:p>
          </table:table-cell>
          <table:table-cell table:style-name="ce1" office:value-type="float" office:value="0.00001520565638" calcext:value-type="float">
            <text:p>1,52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926" calcext:value-type="float">
            <text:p>33926</text:p>
          </table:table-cell>
          <table:table-cell office:value-type="float" office:value="1.384722948" calcext:value-type="float">
            <text:p>1,384722948</text:p>
          </table:table-cell>
          <table:table-cell office:value-type="float" office:value="0.5815551877" calcext:value-type="float">
            <text:p>0,5815551877</text:p>
          </table:table-cell>
          <table:table-cell office:value-type="float" office:value="0.0009528851369" calcext:value-type="float">
            <text:p>0,0009528851</text:p>
          </table:table-cell>
          <table:table-cell table:style-name="ce1" office:value-type="float" office:value="0.00001512516064" calcext:value-type="float">
            <text:p>1,51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4088" calcext:value-type="float">
            <text:p>34088</text:p>
          </table:table-cell>
          <table:table-cell office:value-type="float" office:value="1.264479041" calcext:value-type="float">
            <text:p>1,264479041</text:p>
          </table:table-cell>
          <table:table-cell office:value-type="float" office:value="0.5973917246" calcext:value-type="float">
            <text:p>0,5973917246</text:p>
          </table:table-cell>
          <table:table-cell office:value-type="float" office:value="0.0006322254194" calcext:value-type="float">
            <text:p>0,0006322254</text:p>
          </table:table-cell>
          <table:table-cell table:style-name="ce1" office:value-type="float" office:value="0.00001505298678" calcext:value-type="float">
            <text:p>1,51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235" calcext:value-type="float">
            <text:p>34235</text:p>
          </table:table-cell>
          <table:table-cell office:value-type="float" office:value="1.333904266" calcext:value-type="float">
            <text:p>1,333904266</text:p>
          </table:table-cell>
          <table:table-cell office:value-type="float" office:value="0.5767635107" calcext:value-type="float">
            <text:p>0,5767635107</text:p>
          </table:table-cell>
          <table:table-cell office:value-type="float" office:value="0.000449640298" calcext:value-type="float">
            <text:p>0,0004496403</text:p>
          </table:table-cell>
          <table:table-cell table:style-name="ce1" office:value-type="float" office:value="0.00001498800975" calcext:value-type="float">
            <text:p>1,50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309" calcext:value-type="float">
            <text:p>34309</text:p>
          </table:table-cell>
          <table:table-cell office:value-type="float" office:value="1.091123462" calcext:value-type="float">
            <text:p>1,091123462</text:p>
          </table:table-cell>
          <table:table-cell office:value-type="float" office:value="0.5918648243" calcext:value-type="float">
            <text:p>0,5918648243</text:p>
          </table:table-cell>
          <table:table-cell table:style-name="ce1" office:value-type="float" office:value="0.00005982381845" calcext:value-type="float">
            <text:p>5,98E-005</text:p>
          </table:table-cell>
          <table:table-cell table:style-name="ce1" office:value-type="float" office:value="0.00001495595461" calcext:value-type="float">
            <text:p>1,50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336" calcext:value-type="float">
            <text:p>34336</text:p>
          </table:table-cell>
          <table:table-cell office:value-type="float" office:value="1.279938817" calcext:value-type="float">
            <text:p>1,279938817</text:p>
          </table:table-cell>
          <table:table-cell office:value-type="float" office:value="0.5398950577" calcext:value-type="float">
            <text:p>0,5398950577</text:p>
          </table:table-cell>
          <table:table-cell office:value-type="float" office:value="0.0002540498681" calcext:value-type="float">
            <text:p>0,0002540499</text:p>
          </table:table-cell>
          <table:table-cell table:style-name="ce1" office:value-type="float" office:value="0.00001494410935" calcext:value-type="float">
            <text:p>1,49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2513574599" calcext:value-type="float">
            <text:p>1,2513574599</text:p>
          </table:table-cell>
          <table:table-cell table:formula="of:=AVERAGE([.D2:.D11])" office:value-type="float" office:value="0.5727468133" calcext:value-type="float">
            <text:p>0,5727468133</text:p>
          </table:table-cell>
          <table:table-cell table:formula="of:=AVERAGE([.E2:.E11])" office:value-type="float" office:value="0.001211623354885" calcext:value-type="float">
            <text:p>0,0012116234</text:p>
          </table:table-cell>
          <table:table-cell table:formula="of:=AVERAGE([.F2:.F11])" office:value-type="float" office:value="0.000035544096226" calcext:value-type="float">
            <text:p>3,5544096226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9:29:58.699006965</dc:date>
    <meta:document-statistic meta:table-count="1" meta:cell-count="70" meta:object-count="0"/>
    <meta:generator>LibreOffice/4.1.4.2$Linux_X86_64 LibreOffice_project/410m0$Build-2</meta:generator>
  </office:meta>
</office:document-meta>
</file>